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608cm" fo:min-width="2.371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002cm" fo:min-width="2.369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101cm" fo:min-width="2.369cm"/>
    </style:style>
    <style:style style:name="gr5" style:family="graphic" style:parent-style-name="standard">
      <style:graphic-properties draw:stroke="none" svg:stroke-color="#000000" draw:fill="none" draw:fill-color="#ffffff" fo:min-height="0.701cm"/>
    </style:style>
    <style:style style:name="gr6" style:family="graphic" style:parent-style-name="standard">
      <style:graphic-properties draw:stroke="none" svg:stroke-color="#000000" draw:fill="none" draw:fill-color="#ffffff" fo:min-height="0.70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532cm" fo:min-width="1.586cm"/>
    </style:style>
    <style:style style:name="gr9" style:family="graphic" style:parent-style-name="standard">
      <style:graphic-properties draw:stroke="none" svg:stroke-color="#000000" draw:fill="none" draw:fill-color="#ffffff" fo:min-height="0.722cm"/>
    </style:style>
    <style:style style:name="gr10" style:family="graphic" style:parent-style-name="text">
      <style:graphic-properties draw:stroke="none" svg:stroke-color="#000000" draw:fill="none" draw:fill-color="#ffffff" fo:min-height="1.407cm"/>
    </style:style>
    <style:style style:name="gr11" style:family="graphic" style:parent-style-name="text">
      <style:graphic-properties draw:stroke="none" svg:stroke-color="#000000" draw:fill="none" draw:fill-color="#ffffff" fo:min-height="2.155cm"/>
    </style:style>
    <style:style style:name="gr12" style:family="graphic" style:parent-style-name="text">
      <style:graphic-properties draw:stroke="none" svg:stroke-color="#000000" draw:fill="none" draw:fill-color="#ffffff" fo:min-height="1.40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en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9cm" svg:height="3.166cm" svg:x="6.837cm" svg:y="0.16cm"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6.837cm" svg:y1="1.051cm" svg:x2="10.016cm" svg:y2="1.051cm">
          <text:p/>
        </draw:line>
        <draw:custom-shape draw:style-name="gr3" draw:text-style-name="P2" draw:layer="layout" svg:width="3.179cm" svg:height="3.562cm" svg:x="1.175cm" svg:y="5.207cm">
          <text:p text:style-name="P1"/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.175cm" svg:y1="6.097cm" svg:x2="4.354cm" svg:y2="6.097cm">
          <text:p/>
        </draw:line>
        <draw:custom-shape draw:style-name="gr4" draw:text-style-name="P2" draw:layer="layout" svg:width="3.179cm" svg:height="3.661cm" svg:x="12.499cm" svg:y="5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2.499cm" svg:y1="6.097cm" svg:x2="15.678cm" svg:y2="6.097cm">
          <text:p/>
        </draw:line>
        <draw:frame draw:style-name="gr5" draw:text-style-name="P4" draw:layer="layout" svg:width="2.484cm" svg:height="0.962cm" svg:x="1.572cm" svg:y="5.207cm">
          <draw:text-box>
            <text:p>GAME</text:p>
          </draw:text-box>
        </draw:frame>
        <draw:frame draw:style-name="gr6" draw:text-style-name="P4" draw:layer="layout" svg:width="2.483cm" svg:height="0.962cm" svg:x="7.433cm" svg:y="0.198cm">
          <draw:text-box>
            <text:p>IDLE</text:p>
          </draw:text-box>
        </draw:frame>
        <draw:frame draw:style-name="gr6" draw:text-style-name="P4" draw:layer="layout" svg:width="2.781cm" svg:height="0.962cm" svg:x="12.709cm" svg:y="5.244cm">
          <draw:text-box>
            <text:p>CHECK</text:p>
          </draw:text-box>
        </draw:frame>
        <draw:line draw:style-name="gr7" draw:text-style-name="P3" draw:layer="layout" svg:x1="4.354cm" svg:y1="8.274cm" svg:x2="12.499cm" svg:y2="8.274cm">
          <text:p/>
        </draw:line>
        <draw:line draw:style-name="gr7" draw:text-style-name="P5" draw:layer="layout" svg:x1="12.499cm" svg:y1="6.295cm" svg:x2="4.354cm" svg:y2="6.319cm">
          <text:p/>
        </draw:line>
        <draw:frame draw:style-name="gr6" draw:text-style-name="P4" draw:layer="layout" svg:width="4.57cm" svg:height="0.962cm" svg:x="6.34cm" svg:y="7.383cm">
          <draw:text-box>
            <text:p>pressed keys</text:p>
          </draw:text-box>
        </draw:frame>
        <draw:custom-shape draw:style-name="gr8" draw:text-style-name="P2" draw:layer="layout" svg:width="2.086cm" svg:height="1.782cm" svg:x="7.433cm" svg:y="5.305cm">
          <text:p text:style-name="P1">check</text:p>
          <text:p text:style-name="P1">flag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8.426cm" svg:y1="5.305cm" svg:x2="8.426cm" svg:y2="3.326cm">
          <text:p/>
        </draw:line>
        <draw:frame draw:style-name="gr5" draw:text-style-name="P4" draw:layer="layout" svg:width="0.795cm" svg:height="0.962cm" svg:x="8.426cm" svg:y="4.354cm">
          <draw:text-box>
            <text:p>T</text:p>
          </draw:text-box>
        </draw:frame>
        <draw:frame draw:style-name="gr6" draw:text-style-name="P4" draw:layer="layout" svg:width="0.795cm" svg:height="0.962cm" svg:x="6.638cm" svg:y="5.343cm">
          <draw:text-box>
            <text:p>F</text:p>
          </draw:text-box>
        </draw:frame>
        <draw:line draw:style-name="gr7" draw:text-style-name="P3" draw:layer="layout" svg:x1="2.069cm" svg:y1="1.941cm" svg:x2="2.069cm" svg:y2="5.206cm">
          <text:p/>
        </draw:line>
        <draw:line draw:style-name="gr2" draw:text-style-name="P3" draw:layer="layout" svg:x1="6.837cm" svg:y1="1.941cm" svg:x2="2.069cm" svg:y2="1.941cm">
          <text:p/>
        </draw:line>
        <draw:frame draw:style-name="gr5" draw:text-style-name="P4" draw:layer="layout" svg:width="1.987cm" svg:height="0.962cm" svg:x="3.658cm" svg:y="1.051cm">
          <draw:text-box>
            <text:p>start</text:p>
          </draw:text-box>
        </draw:frame>
        <draw:line draw:style-name="gr7" draw:text-style-name="P3" draw:layer="layout" svg:x1="3.36cm" svg:y1="4.019cm" svg:x2="3.36cm" svg:y2="5.206cm">
          <text:p/>
        </draw:line>
        <draw:frame draw:style-name="gr5" draw:text-style-name="P4" draw:layer="layout" svg:width="1.986cm" svg:height="0.962cm" svg:x="2.455cm" svg:y="3.03cm">
          <draw:text-box>
            <text:p>reset</text:p>
          </draw:text-box>
        </draw:frame>
        <draw:line draw:style-name="gr7" draw:text-style-name="P3" draw:layer="layout" svg:x1="14.067cm" svg:y1="1.947cm" svg:x2="9.994cm" svg:y2="1.971cm">
          <text:p/>
        </draw:line>
        <draw:line draw:style-name="gr2" draw:text-style-name="P3" draw:layer="layout" svg:x1="14.067cm" svg:y1="5.212cm" svg:x2="14.067cm" svg:y2="1.947cm">
          <text:p/>
        </draw:line>
        <draw:frame draw:style-name="gr6" draw:text-style-name="P4" draw:layer="layout" svg:width="3.08cm" svg:height="0.962cm" svg:x="10.987cm" svg:y="1.056cm">
          <draw:text-box>
            <text:p>win flag</text:p>
          </draw:text-box>
        </draw:frame>
        <draw:line draw:style-name="gr7" draw:text-style-name="P3" draw:layer="layout" svg:x1="14.067cm" svg:y1="10.061cm" svg:x2="14.067cm" svg:y2="8.874cm">
          <text:p/>
        </draw:line>
        <draw:line draw:style-name="gr2" draw:text-style-name="P3" draw:layer="layout" svg:x1="2.743cm" svg:y1="8.775cm" svg:x2="2.743cm" svg:y2="10.061cm">
          <text:p/>
        </draw:line>
        <draw:line draw:style-name="gr2" draw:text-style-name="P3" draw:layer="layout" svg:x1="14.067cm" svg:y1="10.061cm" svg:x2="2.743cm" svg:y2="10.061cm">
          <text:p/>
        </draw:line>
        <draw:frame draw:style-name="gr9" draw:text-style-name="P4" draw:layer="layout" svg:width="4.19cm" svg:height="0.972cm" svg:x="6.396cm" svg:y="9.188cm">
          <draw:text-box>
            <text:p>last level flag</text:p>
          </draw:text-box>
        </draw:frame>
        <draw:frame draw:style-name="gr10" draw:text-style-name="P4" draw:layer="layout" svg:width="3.477cm" svg:height="1.657cm" svg:x="1.05cm" svg:y="6.697cm">
          <draw:text-box>
            <text:p><text:span text:style-name="T2">- Change LEDs</text:span></text:p>
            <text:p><text:span text:style-name="T2">- Generate new level</text:span></text:p>
            <text:p><text:span text:style-name="T2">- Send pressed keys</text:span></text:p>
          </draw:text-box>
        </draw:frame>
        <draw:frame draw:style-name="gr11" draw:text-style-name="P4" draw:layer="layout" svg:width="3.477cm" svg:height="2.405cm" svg:x="12.473cm" svg:y="6.499cm">
          <draw:text-box>
            <text:p><text:span text:style-name="T2">- Show scores</text:span></text:p>
            <text:p><text:span text:style-name="T2">- Check play</text:span></text:p>
            <text:p><text:span text:style-name="T2">- Generate win flag</text:span></text:p>
            <text:p><text:span text:style-name="T2">due the value of last</text:span></text:p>
            <text:p><text:span text:style-name="T2">level flag</text:span></text:p>
          </draw:text-box>
        </draw:frame>
        <draw:frame draw:style-name="gr12" draw:text-style-name="P4" draw:layer="layout" svg:width="3.477cm" svg:height="1.675cm" svg:x="6.811cm" svg:y="1.378cm">
          <draw:text-box>
            <text:p><text:span text:style-name="T2">- Reset score</text:span></text:p>
            <text:p><text:span text:style-name="T2">- Reset LEDs</text:span></text:p>
            <text:p><text:span text:style-name="T2">- Wait start button</text:span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01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13T21:06:17</meta:creation-date>
    <dc:date>2019-10-19T20:37:47.806054772</dc:date>
    <meta:editing-duration>PT4H20M7S</meta:editing-duration>
    <meta:editing-cycles>42</meta:editing-cycles>
    <meta:generator>LibreOffice/6.0.7.3$Linux_X86_64 LibreOffice_project/00m0$Build-3</meta:generator>
    <meta:document-statistic meta:object-count="31"/>
  </office:meta>
</office:document-meta>
</file>